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200000126CEDBF03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22.752cm" svg:height="15.778cm" svg:x="1.248cm" svg:y="1.222cm">
          <draw:image xlink:href="Pictures/10000000000001E200000126CEDBF036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0-01-15T18:19:27.85</dc:date>
    <meta:editing-duration>PT00H03M56S</meta:editing-duration>
    <meta:editing-cycles>1</meta:editing-cycles>
    <meta:document-statistic meta:object-count="1"/>
    <meta:generator>OpenOffice.org/3.0$Win32 OpenOffice.org_project/300m9$Build-9358</meta:generator>
  </office:meta>
</office:document-meta>
</file>